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249cm" style:rel-column-width="2409*"/>
    </style:style>
    <style:style style:name="Tabla1.C" style:family="table-column">
      <style:table-column-properties style:column-width="2.561cm" style:rel-column-width="1452*"/>
    </style:style>
    <style:style style:name="Tabla1.D" style:family="table-column">
      <style:table-column-properties style:column-width="5.953cm" style:rel-column-width="337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4.249cm" style:rel-column-width="2409*"/>
    </style:style>
    <style:style style:name="Tabla4.C" style:family="table-column">
      <style:table-column-properties style:column-width="2.614cm" style:rel-column-width="1482*"/>
    </style:style>
    <style:style style:name="Tabla4.D" style:family="table-column">
      <style:table-column-properties style:column-width="5.9cm" style:rel-column-width="334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4.249cm" style:rel-column-width="2409*"/>
    </style:style>
    <style:style style:name="Tabla3.C" style:family="table-column">
      <style:table-column-properties style:column-width="2.614cm" style:rel-column-width="1482*"/>
    </style:style>
    <style:style style:name="Tabla3.D" style:family="table-column">
      <style:table-column-properties style:column-width="5.9cm" style:rel-column-width="33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4.249cm" style:rel-column-width="2409*"/>
    </style:style>
    <style:style style:name="Tabla2.C" style:family="table-column">
      <style:table-column-properties style:column-width="2.561cm" style:rel-column-width="1452*"/>
    </style:style>
    <style:style style:name="Tabla2.D" style:family="table-column">
      <style:table-column-properties style:column-width="5.953cm" style:rel-column-width="337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2.614cm" style:rel-column-width="1482*"/>
    </style:style>
    <style:style style:name="Tabla5.D" style:family="table-column">
      <style:table-column-properties style:column-width="5.9cm" style:rel-column-width="334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4.249cm" style:rel-column-width="2409*"/>
    </style:style>
    <style:style style:name="Tabla6.C" style:family="table-column">
      <style:table-column-properties style:column-width="2.561cm" style:rel-column-width="1452*"/>
    </style:style>
    <style:style style:name="Tabla6.D" style:family="table-column">
      <style:table-column-properties style:column-width="5.953cm" style:rel-column-width="337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4.249cm" style:rel-column-width="2409*"/>
    </style:style>
    <style:style style:name="Tabla7.C" style:family="table-column">
      <style:table-column-properties style:column-width="2.561cm" style:rel-column-width="1452*"/>
    </style:style>
    <style:style style:name="Tabla7.D" style:family="table-column">
      <style:table-column-properties style:column-width="5.953cm" style:rel-column-width="337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199cm" style:shadow="none"/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margin-top="0cm" fo:margin-bottom="0.199cm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.199cm" fo:break-before="page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style:font-size-asian="11pt" style:font-size-complex="11pt"/>
    </style:style>
    <style:style style:name="P6" style:family="paragraph" style:parent-style-name="Table_20_Contents">
      <style:text-properties style:font-name="Calibri" fo:font-size="9pt" style:font-size-asian="9pt" style:font-size-complex="9pt"/>
    </style:style>
    <style:style style:name="P7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Calibri" fo:font-size="11pt" style:font-size-asian="11pt" style:font-size-complex="11pt"/>
    </style:style>
    <style:style style:name="P9" style:family="paragraph" style:parent-style-name="Table_20_Contents">
      <style:text-properties style:font-name="Calibri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cm" fo:margin-bottom="0.199cm" style:shadow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0.199cm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cm" fo:margin-bottom="0.199cm" fo:text-align="center" style:justify-single-word="false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.199cm" style:shadow="non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 style:list-style-name="L1">
      <style:paragraph-properties fo:margin-top="0cm" fo:margin-bottom="0.199cm" style:shadow="non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 style:list-style-name="L1">
      <style:paragraph-properties fo:margin-top="0cm" fo:margin-bottom="0.199cm" style:shadow="none"/>
      <style:text-properties style:font-name="Calibri" fo:font-size="9pt" style:font-size-asian="9pt" style:font-size-complex="9pt"/>
    </style:style>
    <style:style style:name="P17" style:family="paragraph" style:parent-style-name="Standard">
      <style:paragraph-properties fo:margin-top="0cm" fo:margin-bottom="0.199cm" style:shadow="none"/>
      <style:text-properties fo:color="#ff3333" style:font-name="Calibri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.199cm" fo:break-before="page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.199cm" fo:break-before="page" style:shadow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.199cm" fo:text-align="center" style:justify-single-word="false" fo:padding="0.074cm" fo:border-left="none" fo:border-right="none" fo:border-top="none" fo:border-bottom="0.002cm solid #000000" style:shadow="none" style:join-border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ff"/>
    </style:style>
    <style:style style:name="T5" style:family="text">
      <style:text-properties fo:color="#ff3333" fo:font-weight="normal" fo:background-color="transparent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para BD03.</text:p>
      <text:p text:style-name="P1"/>
      <text:p text:style-name="P20">DISEÑO CONCEPTUAL</text:p>
      <text:p text:style-name="P13"/>
      <text:p text:style-name="P2">NOMBRE ENTIDAD: <text:span text:style-name="T4">TUTOR</text:span></text:p>
      <text:p text:style-name="P2">Descripción:</text:p>
      <text:p text:style-name="P11"/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>
          <table:table-cell table:style-name="Tabla6.A1" office:value-type="string">
            <text:p text:style-name="P4">Nombre atributo</text:p>
          </table:table-cell>
          <table:table-cell table:style-name="Tabla6.A1" office:value-type="string">
            <text:p text:style-name="P4">Descripción</text:p>
          </table:table-cell>
          <table:table-cell table:style-name="Tabla6.A1" office:value-type="string">
            <text:p text:style-name="P4">Tipo de dato</text:p>
          </table:table-cell>
          <table:table-cell table:style-name="Tabla6.D1" office:value-type="string">
            <text:p text:style-name="P4">Restricciones</text:p>
            <text:p text:style-name="P9">(PK,FK,Nulo,Únicos, etc.)</text:p>
          </table:table-cell>
        </table:table-row>
        <table:table-row>
          <table:table-cell table:style-name="Tabla6.A2" office:value-type="string">
            <text:p text:style-name="P5">DNI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VARCHAR2</text:p>
          </table:table-cell>
          <table:table-cell table:style-name="Tabla6.D2" office:value-type="string">
            <text:p text:style-name="P5">PK</text:p>
          </table:table-cell>
        </table:table-row>
        <table:table-row>
          <table:table-cell table:style-name="Tabla6.A2" office:value-type="string">
            <text:p text:style-name="P5">nombre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VARCHAR2</text:p>
          </table:table-cell>
          <table:table-cell table:style-name="Tabla6.D2" office:value-type="string">
            <text:p text:style-name="P5">NOT NULL</text:p>
          </table:table-cell>
        </table:table-row>
        <table:table-row>
          <table:table-cell table:style-name="Tabla6.A2" office:value-type="string">
            <text:p text:style-name="P5">apellidos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VARCHAR2</text:p>
          </table:table-cell>
          <table:table-cell table:style-name="Tabla6.D2" office:value-type="string">
            <text:p text:style-name="P5">NOT NULL</text:p>
          </table:table-cell>
        </table:table-row>
        <table:table-row>
          <table:table-cell table:style-name="Tabla6.A2" office:value-type="string">
            <text:p text:style-name="P5">dirección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VARCHAR2</text:p>
          </table:table-cell>
          <table:table-cell table:style-name="Tabla6.D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5">municipio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VARCHAR2</text:p>
          </table:table-cell>
          <table:table-cell table:style-name="Tabla6.D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5">cod_postal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NUMBER</text:p>
          </table:table-cell>
          <table:table-cell table:style-name="Tabla6.D2" office:value-type="string">
            <text:p text:style-name="P5">NOT NULL</text:p>
          </table:table-cell>
        </table:table-row>
        <table:table-row>
          <table:table-cell table:style-name="Tabla6.A2" office:value-type="string">
            <text:p text:style-name="P5">email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VARCHAR2</text:p>
          </table:table-cell>
          <table:table-cell table:style-name="Tabla6.D2" office:value-type="string">
            <text:p text:style-name="P5">NOT NULL, UNIQUE</text:p>
          </table:table-cell>
        </table:table-row>
        <table:table-row>
          <table:table-cell table:style-name="Tabla6.A2" office:value-type="string">
            <text:p text:style-name="P5">telefono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>VARCHAR2</text:p>
          </table:table-cell>
          <table:table-cell table:style-name="Tabla6.D2" office:value-type="string">
            <text:p text:style-name="P5">NOT NULL, UNIQUE</text:p>
          </table:table-cell>
        </table:table-row>
        <table:table-row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D2" office:value-type="string">
            <text:p text:style-name="P5"/>
          </table:table-cell>
        </table:table-row>
      </table:table>
      <text:p text:style-name="P2"><text:span text:style-name="T2"/></text:p>
      <text:p text:style-name="P2">NOMBRE ENTIDAD: <text:span text:style-name="T4">PROYECTO</text:span></text:p>
      <text:p text:style-name="P2">Descripción<text:span text:style-name="T1">:</text:span></text:p>
      <text:p text:style-name="P2"><text:span text:style-name="T1">La relación entre proyecto-alumno se representa por medio de un atributo de la entidad ALUMNO</text:span></text:p>
      <text:p text:style-name="P14">OJO! </text:p>
      <text:list xml:id="list6258050241764527267" text:style-name="L1">
        <text:list-item>
          <text:p text:style-name="P16">Los proyectos podrán ser realizados por varios alumnos.</text:p>
        </text:list-item>
        <text:list-item>
          <text:p text:style-name="P16">Un proyecto solo podrá tener asignado un tutor.</text:p>
        </text:list-item>
        <text:list-item>
          <text:p text:style-name="P16">Un tutor podrá tener más de un proyecto.</text:p>
        </text:list-item>
        <text:list-item>
          <text:p text:style-name="P15">Un alumno podrá tener solamente un proyecto.</text:p>
        </text:list-item>
      </text:list>
      <table:table table:name="Tabla7" table:style-name="Tabla7">
        <table:table-column table:style-name="Tabla7.A" table:number-columns-repeated="2"/>
        <table:table-column table:style-name="Tabla7.C"/>
        <table:table-column table:style-name="Tabla7.D"/>
        <table:table-row>
          <table:table-cell table:style-name="Tabla7.A1" office:value-type="string">
            <text:p text:style-name="P4">Nombre atributo</text:p>
          </table:table-cell>
          <table:table-cell table:style-name="Tabla7.A1" office:value-type="string">
            <text:p text:style-name="P4">Descripción</text:p>
          </table:table-cell>
          <table:table-cell table:style-name="Tabla7.A1" office:value-type="string">
            <text:p text:style-name="P4">Tipo de dato</text:p>
          </table:table-cell>
          <table:table-cell table:style-name="Tabla7.D1" office:value-type="string">
            <text:p text:style-name="P4">Restricciones</text:p>
            <text:p text:style-name="P9">(PK,FK,Nulo,Únicos, etc.)</text:p>
          </table:table-cell>
        </table:table-row>
        <table:table-row>
          <table:table-cell table:style-name="Tabla7.A2" office:value-type="string">
            <text:p text:style-name="P5">titulo</text:p>
          </table:table-cell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>VARCHAR2</text:p>
          </table:table-cell>
          <table:table-cell table:style-name="Tabla7.D2" office:value-type="string">
            <text:p text:style-name="P6">(Junto con el attr. <text:span text:style-name="T3">tutor</text:span> hacen la PK (compuesta) de esta tabla)</text:p>
          </table:table-cell>
        </table:table-row>
        <table:table-row>
          <table:table-cell table:style-name="Tabla7.A2" office:value-type="string">
            <text:p text:style-name="P5">descripción</text:p>
          </table:table-cell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>VARCHAR2</text:p>
          </table:table-cell>
          <table:table-cell table:style-name="Tabla7.D2" office:value-type="string">
            <text:p text:style-name="P5"/>
          </table:table-cell>
        </table:table-row>
        <table:table-row>
          <table:table-cell table:style-name="Tabla7.A2" office:value-type="string">
            <text:p text:style-name="P5">tutor</text:p>
          </table:table-cell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>VARCHAR2</text:p>
          </table:table-cell>
          <table:table-cell table:style-name="Tabla7.D2" office:value-type="string">
            <text:p text:style-name="P5">FK - tutor(DNI)</text:p>
          </table:table-cell>
        </table:table-row>
        <table:table-row>
          <table:table-cell table:style-name="Tabla7.A2" office:value-type="string">
            <text:p text:style-name="P5">fecha_entrega</text:p>
          </table:table-cell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>DATE</text:p>
          </table:table-cell>
          <table:table-cell table:style-name="Tabla7.D2" office:value-type="string">
            <text:p text:style-name="P5">NOT NULL</text:p>
          </table:table-cell>
        </table:table-row>
        <table:table-row>
          <table:table-cell table:style-name="Tabla7.A2" office:value-type="string">
            <text:p text:style-name="P5">nota</text:p>
          </table:table-cell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>NUMBER</text:p>
          </table:table-cell>
          <table:table-cell table:style-name="Tabla7.D2" office:value-type="string">
            <text:p text:style-name="P5">NOT NULL</text:p>
          </table:table-cell>
        </table:table-row>
      </table:table>
      <text:p text:style-name="P11"/>
      <text:p text:style-name="P3">NOMBRE ENTIDAD: <text:span text:style-name="T4">ALUMNO</text:span></text:p>
      <text:p text:style-name="P2">Descripción:</text:p>
      <text:p text:style-name="P1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4">Nombre atributo</text:p>
          </table:table-cell>
          <table:table-cell table:style-name="Tabla1.A1" office:value-type="string">
            <text:p text:style-name="P4">Descripción</text:p>
          </table:table-cell>
          <table:table-cell table:style-name="Tabla1.A1" office:value-type="string">
            <text:p text:style-name="P4">Tipo de dato</text:p>
          </table:table-cell>
          <table:table-cell table:style-name="Tabla1.D1" office:value-type="string">
            <text:p text:style-name="P4">Restricciones</text:p>
            <text:p text:style-name="P9">(PK,FK,Nulo,Únicos, etc.)</text:p>
          </table:table-cell>
        </table:table-row>
        <table:table-row>
          <table:table-cell table:style-name="Tabla1.A2" office:value-type="string">
            <text:p text:style-name="P5">DNI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>PK</text:p>
          </table:table-cell>
        </table:table-row>
        <table:table-row>
          <table:table-cell table:style-name="Tabla1.A2" office:value-type="string">
            <text:p text:style-name="P5">nombre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>NOT NULL</text:p>
          </table:table-cell>
        </table:table-row>
        <table:table-row>
          <table:table-cell table:style-name="Tabla1.A2" office:value-type="string">
            <text:p text:style-name="P5">apellidos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>NOT NULL</text:p>
          </table:table-cell>
        </table:table-row>
        <table:table-row>
          <table:table-cell table:style-name="Tabla1.A2" office:value-type="string">
            <text:p text:style-name="P5">fecha_nac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DATE</text:p>
          </table:table-cell>
          <table:table-cell table:style-name="Tabla1.D2" office:value-type="string">
            <text:p text:style-name="P5">NOT NULL</text:p>
          </table:table-cell>
        </table:table-row>
        <table:table-row>
          <table:table-cell table:style-name="Tabla1.A2" office:value-type="string">
            <text:p text:style-name="P5">dirección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municipio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provincia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cod_postal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NUMBER</text:p>
          </table:table-cell>
          <table:table-cell table:style-name="Tabla1.D2" office:value-type="string">
            <text:p text:style-name="P5">NOT NULL</text:p>
          </table:table-cell>
        </table:table-row>
        <table:table-row>
          <table:table-cell table:style-name="Tabla1.A2" office:value-type="string">
            <text:p text:style-name="P5">email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>NOT NULL, UNIQUE</text:p>
          </table:table-cell>
        </table:table-row>
        <table:table-row>
          <table:table-cell table:style-name="Tabla1.A2" office:value-type="string">
            <text:p text:style-name="P5">telefono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>NOT NULL, UNIQUE</text:p>
          </table:table-cell>
        </table:table-row>
        <table:table-row>
          <table:table-cell table:style-name="Tabla1.A2" office:value-type="string">
            <text:p text:style-name="P5">proyecto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VARCHAR2</text:p>
          </table:table-cell>
          <table:table-cell table:style-name="Tabla1.D2" office:value-type="string">
            <text:p text:style-name="P5">FK – proyecto(titulo,tutor)</text:p>
            <text:p text:style-name="P5">Relaciona Proyecto-Alumno</text:p>
          </table:table-cell>
        </table:table-row>
      </table:table>
      <text:p text:style-name="P11"/>
      <text:p text:style-name="P2">NOMBRE ENTIDAD: <text:span text:style-name="T4">EMPRESA</text:span></text:p>
      <text:p text:style-name="P2">Descripción<text:span text:style-name="T1">:</text:span></text:p>
      <text:p text:style-name="P11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style-name="Tabla4.A1" office:value-type="string">
            <text:p text:style-name="P4">Nombre atributo</text:p>
          </table:table-cell>
          <table:table-cell table:style-name="Tabla4.A1" office:value-type="string">
            <text:p text:style-name="P4">Descripción</text:p>
          </table:table-cell>
          <table:table-cell table:style-name="Tabla4.A1" office:value-type="string">
            <text:p text:style-name="P4">Tipo de dato</text:p>
          </table:table-cell>
          <table:table-cell table:style-name="Tabla4.D1" office:value-type="string">
            <text:p text:style-name="P4">Restricciones</text:p>
            <text:p text:style-name="P9">(PK,FK,Nulo,Únicos, etc.)</text:p>
          </table:table-cell>
        </table:table-row>
        <table:table-row>
          <table:table-cell table:style-name="Tabla4.A2" office:value-type="string">
            <text:p text:style-name="P5">CIF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5">PK</text:p>
          </table:table-cell>
        </table:table-row>
        <table:table-row>
          <table:table-cell table:style-name="Tabla4.A2" office:value-type="string">
            <text:p text:style-name="P5">nombre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5">numConvenio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NUMBER</text:p>
          </table:table-cell>
          <table:table-cell table:style-name="Tabla4.D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5">dirección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5">municipio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5">provincia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5">email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5">NOT NULL, UNIQUE</text:p>
          </table:table-cell>
        </table:table-row>
        <table:table-row>
          <table:table-cell table:style-name="Tabla4.A2" office:value-type="string">
            <text:p text:style-name="P5">telefono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5">NOT NULL, UNIQUE</text:p>
          </table:table-cell>
        </table:table-row>
        <table:table-row>
          <table:table-cell table:style-name="Tabla4.A2" office:value-type="string">
            <text:p text:style-name="P5">web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>VARCHAR2</text:p>
          </table:table-cell>
          <table:table-cell table:style-name="Tabla4.D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/>
          </table:table-cell>
          <table:table-cell table:style-name="Tabla4.D2" office:value-type="string">
            <text:p text:style-name="P5"/>
          </table:table-cell>
        </table:table-row>
      </table:table>
      <text:p text:style-name="P11"/>
      <text:p text:style-name="P3">NOMBRE ENTIDAD:<text:span text:style-name="T1"> </text:span><text:span text:style-name="T4">AREA_LABORAL</text:span></text:p>
      <text:p text:style-name="P2">Descripción:</text:p>
      <text:p text:style-name="P11">Tabla donde se almacenan los nombres de las distintas áreas laborales en las que se puede realizar las practicas y/o trabajar.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row>
          <table:table-cell table:style-name="Tabla3.A1" office:value-type="string">
            <text:p text:style-name="P4">Nombre atributo</text:p>
          </table:table-cell>
          <table:table-cell table:style-name="Tabla3.A1" office:value-type="string">
            <text:p text:style-name="P4">Descripción</text:p>
          </table:table-cell>
          <table:table-cell table:style-name="Tabla3.A1" office:value-type="string">
            <text:p text:style-name="P4">Tipo de dato</text:p>
          </table:table-cell>
          <table:table-cell table:style-name="Tabla3.D1" office:value-type="string">
            <text:p text:style-name="P4">Restricciones</text:p>
            <text:p text:style-name="P4">(PK,FK,Nulo,Únicos, etc.)</text:p>
          </table:table-cell>
        </table:table-row>
        <table:table-row>
          <table:table-cell table:style-name="Tabla3.A2" office:value-type="string">
            <text:p text:style-name="P5">nombre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VARCHAR2</text:p>
          </table:table-cell>
          <table:table-cell table:style-name="Tabla3.D2" office:value-type="string">
            <text:p text:style-name="P5">PK</text:p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VARCHAR2</text:p>
          </table:table-cell>
          <table:table-cell table:style-name="Tabla3.D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/>
          </table:table-cell>
          <table:table-cell table:style-name="Tabla3.D2" office:value-type="string">
            <text:p text:style-name="P5"/>
          </table:table-cell>
        </table:table-row>
      </table:table>
      <text:p text:style-name="P11"/>
      <text:p text:style-name="P2">NOMBRE ENTIDAD: <text:span text:style-name="T4">FCT</text:span></text:p>
      <text:p text:style-name="P2">Descripción<text:span text:style-name="T1">:</text:span></text:p>
      <text:p text:style-name="P11">Tabla donde quedan almacenados la información sobra el módulo FCT de cada alumno.</text:p>
      <text:p text:style-name="P17">1 alumno hace FCT en 1 empresa, pero en 1 empresa hacen FCT N alumnos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office:value-type="string">
            <text:p text:style-name="P4">Nombre atributo</text:p>
          </table:table-cell>
          <table:table-cell table:style-name="Tabla2.A1" office:value-type="string">
            <text:p text:style-name="P4">Descripción</text:p>
          </table:table-cell>
          <table:table-cell table:style-name="Tabla2.A1" office:value-type="string">
            <text:p text:style-name="P4">Tipo de dato</text:p>
          </table:table-cell>
          <table:table-cell table:style-name="Tabla2.D1" office:value-type="string">
            <text:p text:style-name="P4">Restricciones</text:p>
            <text:p text:style-name="P4">(PK,FK,Nulo,Únicos, etc.)</text:p>
          </table:table-cell>
        </table:table-row>
        <table:table-row>
          <table:table-cell table:style-name="Tabla2.A2" office:value-type="string">
            <text:p text:style-name="P5">alumno</text:p>
          </table:table-cell>
          <table:table-cell table:style-name="Tabla2.A2" office:value-type="string">
            <text:p text:style-name="P5">PK (DNI) de la entidad ALUMNO</text:p>
          </table:table-cell>
          <table:table-cell table:style-name="Tabla2.A2" office:value-type="string">
            <text:p text:style-name="P5">VARCHAR2</text:p>
          </table:table-cell>
          <table:table-cell table:style-name="Tabla2.D2" office:value-type="string">
            <text:p text:style-name="P5">FK - alumno(DNI)</text:p>
            <text:p text:style-name="P6">(Junto con el attr. <text:span text:style-name="T3">empresa</text:span> hacen la PK (compuesta) )</text:p>
          </table:table-cell>
        </table:table-row>
        <table:table-row>
          <table:table-cell table:style-name="Tabla2.A2" office:value-type="string">
            <text:p text:style-name="P5">empresa</text:p>
          </table:table-cell>
          <table:table-cell table:style-name="Tabla2.A2" office:value-type="string">
            <text:p text:style-name="P5">PK (CIF) de la entidad EMPRESA</text:p>
          </table:table-cell>
          <table:table-cell table:style-name="Tabla2.A2" office:value-type="string">
            <text:p text:style-name="P5">VARCHAR2</text:p>
          </table:table-cell>
          <table:table-cell table:style-name="Tabla2.D2" office:value-type="string">
            <text:p text:style-name="P5">FK - empresa(CIF)</text:p>
            <text:p text:style-name="P6">(Junto con el attr. <text:span text:style-name="T3">alumno</text:span> hacen la PK (compuesta) )</text:p>
          </table:table-cell>
        </table:table-row>
        <table:table-row>
          <table:table-cell table:style-name="Tabla2.A2" office:value-type="string">
            <text:p text:style-name="P5">convocatoria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>VARCHAR2</text:p>
          </table:table-cell>
          <table:table-cell table:style-name="Tabla2.D2" office:value-type="string">
            <text:p text:style-name="P5">CHECK in('JUN','DIC')</text:p>
          </table:table-cell>
        </table:table-row>
        <table:table-row>
          <table:table-cell table:style-name="Tabla2.A2" office:value-type="string">
            <text:p text:style-name="P5">area_fct</text:p>
          </table:table-cell>
          <table:table-cell table:style-name="Tabla2.A2" office:value-type="string">
            <text:p text:style-name="P5">PK (nombre) de la entidad AREA_LABORAL</text:p>
          </table:table-cell>
          <table:table-cell table:style-name="Tabla2.A2" office:value-type="string">
            <text:p text:style-name="P5">VARCHAR2</text:p>
          </table:table-cell>
          <table:table-cell table:style-name="Tabla2.D2" office:value-type="string">
            <text:p text:style-name="P5">FK - area_laboral(nombre)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D2" office:value-type="string">
            <text:p text:style-name="P5"/>
          </table:table-cell>
        </table:table-row>
      </table:table>
      <text:p text:style-name="P11"/>
      <text:p text:style-name="P2">NOMBRE ENTIDAD: <text:span text:style-name="T4">AREA_ACTIVIDAD</text:span></text:p>
      <text:p text:style-name="P2">Descripción<text:span text:style-name="T1">:</text:span></text:p>
      <text:p text:style-name="P2"><text:span text:style-name="T1">Tabla que</text:span><text:span text:style-name="T5"> relaciona la entidad EMPRESA con AREA_LABORAL,</text:span><text:span text:style-name="T1"> para indicar que actividades se realizan en la empresa</text:span></text:p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row>
          <table:table-cell table:style-name="Tabla5.A1" office:value-type="string">
            <text:p text:style-name="P4">Nombre atributo</text:p>
          </table:table-cell>
          <table:table-cell table:style-name="Tabla5.A1" office:value-type="string">
            <text:p text:style-name="P4">Descripción</text:p>
          </table:table-cell>
          <table:table-cell table:style-name="Tabla5.A1" office:value-type="string">
            <text:p text:style-name="P4">Tipo de dato</text:p>
          </table:table-cell>
          <table:table-cell table:style-name="Tabla5.D1" office:value-type="string">
            <text:p text:style-name="P4">Restricciones</text:p>
            <text:p text:style-name="P9">(PK,FK,Nulo,Únicos, etc.)</text:p>
          </table:table-cell>
        </table:table-row>
        <table:table-row>
          <table:table-cell table:style-name="Tabla5.A2" office:value-type="string">
            <text:p text:style-name="P5">CIF_empresa</text:p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5">VARCHAR2</text:p>
          </table:table-cell>
          <table:table-cell table:style-name="Tabla5.D2" office:value-type="string">
            <text:p text:style-name="P5">FK - empresa(CIF)</text:p>
            <text:p text:style-name="P6">(Junto con el attr. <text:span text:style-name="T3">nombre_area</text:span> hacen la PK (compuesta) de esta tabla)</text:p>
          </table:table-cell>
        </table:table-row>
        <table:table-row>
          <table:table-cell table:style-name="Tabla5.A2" office:value-type="string">
            <text:p text:style-name="P5">nombre_area</text:p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5">VARCHAR2</text:p>
          </table:table-cell>
          <table:table-cell table:style-name="Tabla5.D2" office:value-type="string">
            <text:p text:style-name="P5">FK - area_laboral(nombre)</text:p>
            <text:p text:style-name="P6">(Junto con el attr. <text:span text:style-name="T3">CIF_empresa</text:span> hacen la PK (compuesta) de esta tabla)</text:p>
          </table:table-cell>
        </table:table-row>
      </table:table>
      <text:p text:style-name="P11"/>
      <text:p text:style-name="P1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1T19:25:14.02</meta:creation-date>
    <meta:editing-duration>PT1H36M15S</meta:editing-duration>
    <meta:editing-cycles>6</meta:editing-cycles>
    <meta:generator>OpenOffice/4.1.9$Win32 OpenOffice.org_project/419m1$Build-9805</meta:generator>
    <dc:date>2021-12-01T21:01:28.25</dc:date>
    <meta:document-statistic meta:table-count="7" meta:image-count="0" meta:object-count="0" meta:page-count="4" meta:paragraph-count="179" meta:word-count="434" meta:character-count="2895"/>
  </office:meta>
</office:document-meta>
</file>